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7.62mm" fo:break-before="auto" style:use-optimal-row-height="fals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2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&lt;color=green&gt;INSTRUCCIONES&lt;/color&gt;</text:p>
          </table:table-cell>
          <table:table-cell office:value-type="string" calcext:value-type="string">
            <text:p>&lt;color=green&gt;INSTRUCCTIONS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&lt;color=green&gt;INSTRUCCIONES&lt;/color&gt;</text:p>
          </table:table-cell>
          <table:table-cell office:value-type="string" calcext:value-type="string">
            <text:p>&lt;color=green&gt;INSTRUCCTIONS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A</text:p>
          </table:table-cell>
          <table:table-cell office:value-type="string" calcext:value-type="string">
            <text:p>PRESS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isabled</text:p>
          </table:table-cell>
          <table:table-cell office:value-type="string" calcext:value-type="string">
            <text:p>DESACTIVADO</text:p>
          </table:table-cell>
          <table:table-cell office:value-type="string" calcext:value-type="string">
            <text:p>DISABLED</text:p>
          </table:table-cell>
          <table:table-cell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explicaciona</text:p>
          </table:table-cell>
          <table:table-cell office:value-type="string" calcext:value-type="string">
            <text:p>PULSA A &lt;color=#1C5BB7&gt;ELEGIR&lt;/color&gt; / &lt;color=green&gt;LISTO&lt;/color&gt;</text:p>
          </table:table-cell>
          <table:table-cell table:style-name="ce3" office:value-type="string" calcext:value-type="string">
            <text:p>PRESS A &lt;color=#1C5BB7&gt;SELECT&lt;/color&gt; / &lt;color=green&gt;READY&lt;/color&gt;</text:p>
          </table:table-cell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explicacionb</text:p>
          </table:table-cell>
          <table:table-cell office:value-type="string" calcext:value-type="string">
            <text:p>PULSA B &lt;color=red&gt;CANCELAR&lt;/color&gt;</text:p>
          </table:table-cell>
          <table:table-cell office:value-type="string" calcext:value-type="string">
            <text:p>PRES B &lt;color=red&gt;CANCEL&lt;/color&gt;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firmar</text:p>
          </table:table-cell>
          <table:table-cell office:value-type="string" calcext:value-type="string">
            <text:p>A CONFIRMAR</text:p>
          </table:table-cell>
          <table:table-cell office:value-type="string" calcext:value-type="string">
            <text:p>CONFI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ectando</text:p>
          </table:table-cell>
          <table:table-cell office:value-type="string" calcext:value-type="string">
            <text:p>CONECTANDO</text:p>
          </table:table-cell>
          <table:table-cell office:value-type="string" calcext:value-type="string">
            <text:p>CONECT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sperando</text:p>
          </table:table-cell>
          <table:table-cell office:value-type="string" calcext:value-type="string">
            <text:p>ESPERANDO JUGADORES</text:p>
          </table:table-cell>
          <table:table-cell table:style-name="ce3" office:value-type="string" calcext:value-type="string">
            <text:p>WAITING PLAYERS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generandomapa</text:p>
          </table:table-cell>
          <table:table-cell office:value-type="string" calcext:value-type="string">
            <text:p>GENERANDO MAPA</text:p>
          </table:table-cell>
          <table:table-cell table:style-name="ce3" office:value-type="string" calcext:value-type="string">
            <text:p>GENERATING M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legiropcion</text:p>
          </table:table-cell>
          <table:table-cell office:value-type="string" calcext:value-type="string">
            <text:p>ELEGIR OPCION</text:p>
          </table:table-cell>
          <table:table-cell table:style-name="ce3" office:value-type="string" calcext:value-type="string">
            <text:p>SELECT OP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rearpartida</text:p>
          </table:table-cell>
          <table:table-cell office:value-type="string" calcext:value-type="string">
            <text:p>CREAR PARTIDA</text:p>
          </table:table-cell>
          <table:table-cell table:style-name="ce3" office:value-type="string" calcext:value-type="string">
            <text:p>CREATE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nirsepartida</text:p>
          </table:table-cell>
          <table:table-cell office:value-type="string" calcext:value-type="string">
            <text:p>UNIRSE PARTIDA</text:p>
          </table:table-cell>
          <table:table-cell table:style-name="ce3" office:value-type="string" calcext:value-type="string">
            <text:p>JOIN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bonline</text:p>
          </table:table-cell>
          <table:table-cell office:value-type="string" calcext:value-type="string">
            <text:p><text:span text:style-name="T1">PULSA &lt;color=green&gt;A&lt;/color&gt;</text:span> EMPEZAR PARTIDA</text:p>
          </table:table-cell>
          <table:table-cell office:value-type="string" calcext:value-type="string">
            <text:p><text:span text:style-name="T1">PRESS &lt;color=green&gt;A&lt;/color&gt;</text:span> TO START G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plicacionaonline</text:p>
          </table:table-cell>
          <table:table-cell table:style-name="ce3" office:value-type="string" calcext:value-type="string">
            <text:p>CUANDO TODOS ESTEN LISTOS</text:p>
          </table:table-cell>
          <table:table-cell table:style-name="ce3" office:value-type="string" calcext:value-type="string">
            <text:p>WHEN ALL GET READY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TESTINGGGG1</text:p>
          </table:table-cell>
          <table:table-cell office:value-type="string" calcext:value-type="string">
            <text:p>DOBLE DIRECCION PARA CAMINAR RAPIDO (DASH) ENTRE LOS BLOQUES NEGR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STINGGGG2</text:p>
          </table:table-cell>
          <table:table-cell office:value-type="string" calcext:value-type="string">
            <text:p>CAMBIAR BLOQUES DE COLOR</text:p>
          </table:table-cell>
          <table:table-cell office:value-type="string" calcext:value-type="string">
            <text:p>CHANGE COLOR TIL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INGGGG3</text:p>
          </table:table-cell>
          <table:table-cell office:value-type="string" calcext:value-type="string">
            <text:p>&lt;color=red&gt;PULSA B PARA SOLTAR LA BOMBA-CAMBIADORA.&lt;/color&gt;\n&lt;size=30&gt;AL EXPLOTAR LA BOMBA LOS BLOQUES CERCANOS CAMBIRAN AL COLOR DEL JUGADOR.&lt;/size&gt;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ESTINGGGG4</text:p>
          </table:table-cell>
          <table:table-cell office:value-type="string" calcext:value-type="string">
            <text:p>SI COGES EL POWERUP, LA BOMBA PASARA A BOMBA-DESTRUCTURA Y CREARA HUECOS NEGROS EN LOS BLOQUES.\nSI CAES EN UN HUECO NEGRO O BIEN TE INMOVILIZARA DURANTE SEGUNDOS O BIEN VOLVERAS A TU ZONA DE INICIO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guiente</text:p>
          </table:table-cell>
          <table:table-cell office:value-type="string" calcext:value-type="string">
            <text:p>PULSA &lt;color=green&gt;A&lt;/color&gt; SIGU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tir</text:p>
          </table:table-cell>
          <table:table-cell office:value-type="string" calcext:value-type="string">
            <text:p>PULSA &lt;color=red&gt;B&lt;/color&gt; REPETIR TODO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ituloexplicacionjuego1</text:p>
          </table:table-cell>
          <table:table-cell office:value-type="string" calcext:value-type="string">
            <text:p>OBJETIVO F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2</text:p>
          </table:table-cell>
          <table:table-cell office:value-type="string" calcext:value-type="string">
            <text:p>MOVIMIEN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3</text:p>
          </table:table-cell>
          <table:table-cell office:value-type="string" calcext:value-type="string">
            <text:p>CAMBIAR BLOQUES DE CO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4</text:p>
          </table:table-cell>
          <table:table-cell office:value-type="string" calcext:value-type="string">
            <text:p>LANZAR RECTANGUL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uloexplicacionjuego5</text:p>
          </table:table-cell>
          <table:table-cell office:value-type="string" calcext:value-type="string">
            <text:p>POWERU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licacion1</text:p>
          </table:table-cell>
          <table:table-cell office:value-type="string" calcext:value-type="string">
            <text:p>TENER LA MAYOR CANTIDAD DE BLOQUES DE TU COLOR CUANDO TERMINE EL TIEMPO</text:p>
          </table:table-cell>
          <table:table-cell office:value-type="string" calcext:value-type="string">
            <text:p>HAVE THE MOST TILES IN YOUR COLOR WHEN THE TIMER E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2</text:p>
          </table:table-cell>
          <table:table-cell office:value-type="string" calcext:value-type="string">
            <text:p>"QUE SEA RAPIDITO..." - EL BROMAS</text:p>
          </table:table-cell>
          <table:table-cell office:value-type="string" calcext:value-type="string">
            <text:p>“QUICKLY PLEASEEEE” - JOK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plicacion3</text:p>
          </table:table-cell>
          <table:table-cell office:value-type="string" calcext:value-type="string">
            <text:p>&lt;color=red&gt;STICK IZQUIERDO&lt;/color&gt;\n&lt;size=30&gt;CON EL STICK IZQUIERDO CONTROLARAS AL JUGADOR.\nREALIZARAS UN DASH SI MUEVES RAPIDO 2 VECES EL STICK HACIA LA MISMA DIRECCION.&lt;/size&gt;</text:p>
          </table:table-cell>
          <table:table-cell table:style-name="ce3" office:value-type="string" calcext:value-type="string">
            <text:p>&lt;color=red&gt;LEFT STICK&lt;/color&gt;\n&lt;size=30&gt;WITH THE LEFT STICK YOU WILL CONTROL THE PLAYER.\nYOU WILL DO A DASH IF YOU MOVE FAST 2 TIMES THE STICK TO THE SAME DIRECTION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4</text:p>
          </table:table-cell>
          <table:table-cell table:style-name="ce3" office:value-type="string" calcext:value-type="string">
            <text:p>"MAS MOVIMIENTOS QUE CR7"</text:p>
          </table:table-cell>
          <table:table-cell table:style-name="ce3" office:value-type="string" calcext:value-type="string">
            <text:p>“MORE MOVEMENTS THAN CR7”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xplicacion5</text:p>
          </table:table-cell>
          <table:table-cell table:style-name="ce3" office:value-type="string" calcext:value-type="string">
            <text:p>&lt;color=green&gt;BOTON A&lt;/color&gt;\n&lt;size=30&gt;CON EL BOTON A PODRAS LANZAR RECTANGULOS PARA PARALIZAR A LOS JUGADORES, ADEMAS DE MOVER LAS BOMBAS-CAMBIA-COLORES Y BOMBAS-DESTRUCTORAS.&lt;/size&gt;</text:p>
          </table:table-cell>
          <table:table-cell table:style-name="ce3" office:value-type="string" calcext:value-type="string">
            <text:p>&lt;color=green&gt;BUTTON A&lt;/color&gt;\n&lt;size=30&gt;WITH THE BUTTON A YOU CAN LAUNCH RECTANGLES TO PARALIZE THE PLAYERS IN ADDITION TO MOVE THE PUMPS-CHANGE-COLORS AND PUMPS-DESTRUCTOR.&lt;/size&gt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licacion6</text:p>
          </table:table-cell>
          <table:table-cell table:style-name="ce3" office:value-type="string" calcext:value-type="string">
            <text:p>&lt;color=red&gt;BOTON B&lt;/color&gt;\n&lt;size=30&gt;CON EL BOTON B PODRAS LANZAR BOMBAS-CAMBIA-COLORES Y BOMBAS-DESTRUCTORAS.&lt;/size&gt;</text:p>
          </table:table-cell>
          <table:table-cell table:style-name="ce3" office:value-type="string" calcext:value-type="string">
            <text:p>&lt;color=red&gt;BUTTON B&lt;/color&gt;\n&lt;size=30&gt;WITH THE BUTTON B YOU CAN LAUNCH PUMPS-CHANGE-COLORS AND PUMPS-DESTRUCTOR.&lt;/size&gt;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xplicacion7</text:p>
          </table:table-cell>
          <table:table-cell office:value-type="string" calcext:value-type="string">
            <text:p>&lt;color=red&gt;PULSA B PARA LANZAR LA BOMBA-CAMBIADORA.&lt;/color&gt;\n&lt;size=30&gt;AL EXPLOTAR LA BOMBA LOS BLOQUES CERCANOS CAMBIRAN AL COLOR DEL JUGADOR.&lt;/size&gt;</text:p>
          </table:table-cell>
          <table:table-cell table:style-name="ce3" office:value-type="string" calcext:value-type="string">
            <text:p>&lt;color=red&gt;PRESS B TO LAUNCH THE PUMP-CHANGER.&lt;/color&gt;\n&lt;size=30&gt;BY EXPLOITING THE PUMP THE NEARBY BLOCKS WILL CHANGE THE PLAYER'S COLOR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8</text:p>
          </table:table-cell>
          <table:table-cell office:value-type="string" calcext:value-type="string">
            <text:p>"COLORIN COLORADO"</text:p>
          </table:table-cell>
          <table:table-cell office:value-type="string" calcext:value-type="string">
            <text:p>“COLORIN COLORADO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9</text:p>
          </table:table-cell>
          <table:table-cell office:value-type="string" calcext:value-type="string">
            <text:p>&lt;color=yellow&gt;DOBLE DIRECCION SOBRE LOS BLOQUES NEGROS.&lt;/color&gt;\n&lt;size=30&gt;AL REALIZAR DOBLE DIRECCION REALIZARAS UN DASH. SI EN EL TRAYECTO DEL DASH HAY BLOQUES NEGROS ESTOS CAMBIARAN AL COLOR DEL JUGADOR.&lt;/size&gt;</text:p>
          </table:table-cell>
          <table:table-cell office:value-type="string" calcext:value-type="string">
            <text:p>&lt;color=yellow&gt;DOUBLE DIRECCION ON BLACK BLOCKS.&lt;/color&gt;\n&lt;size=30&gt;BY DOING DOUBLE ADDRESS YOU WILL DO A DASH. IF IN THE DASH PATH THERE ARE BLACK BLOCKS THESE WILL CHANGE THE PLAYER'S COLOR.&lt;/size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0</text:p>
          </table:table-cell>
          <table:table-cell office:value-type="string" calcext:value-type="string">
            <text:p>LAS &lt;color=green&gt;BOMBAS-CAMBIA-COLOR&lt;/color&gt; COMO LAS &lt;color=red&gt;BOMBAS-DESTRUCTORAS&lt;/color&gt; SE PUEDEN MOVER CON LOS DISPAROS.</text:p>
          </table:table-cell>
          <table:table-cell office:value-type="string" calcext:value-type="string">
            <text:p>THE &lt;color=green&gt;PUMPS-CHANGE-COLORS&lt;/color&gt; LIKE &lt;color=red&gt;PUMPS-DESTRUCTOR&lt;/color&gt; CAN MOVE WITH THE SHOT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1</text:p>
          </table:table-cell>
          <table:table-cell office:value-type="string" calcext:value-type="string">
            <text:p>“VER EL MUNDO ARDER" ALIAS EL RISAS</text:p>
          </table:table-cell>
          <table:table-cell office:value-type="string" calcext:value-type="string">
            <text:p>“SEE THE WORLD BURNING" AKA JO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2</text:p>
          </table:table-cell>
          <table:table-cell office:value-type="string" calcext:value-type="string">
            <text:p>LOS &lt;color=yellow&gt;DISPAROS&lt;/color&gt; INMOVILIZARAN A LOS JUGADORES DURANTE UNOS SEGUNDOS</text:p>
          </table:table-cell>
          <table:table-cell office:value-type="string" calcext:value-type="string">
            <text:p>THE &lt;color=yellow&gt;SHOTS&lt;/color&gt;WILL IMMOBILIZED THE PLAYERS FOR A FEW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icacion13</text:p>
          </table:table-cell>
          <table:table-cell office:value-type="string" calcext:value-type="string">
            <text:p>SI COGES EL POWERUP, LA BOMBA-CAMBIADORA SE TRANSFORMARA EN BOMBA-DESTRUCTURA (1 SOLO USO) Y CREARA HUECOS NEGROS EN LOS BLOQUES.\nSI CAES EN UN HUECO NEGRO O BIEN TE INMOVILIZARA DURANTE SEGUNDOS O BIEN VOLVERAS A TU ZONA DE INICIO.</text:p>
          </table:table-cell>
          <table:table-cell office:value-type="string" calcext:value-type="string">
            <text:p>IF YOU TAKE THE POWERUP, <text:s/>THE PUMP-CHANGER WILL TRANSFORM INTO A PUMP-DESTRUCTOR (1 USE ONLY) AND CREATE BLACK HOLES IN THE BLOCKS. \n IF YOU FALL IN A BLACK HOLLOW OR IT WILL BE IMMOBILIZED DURING SECONDS OR IT WILL RETURN TO YOUR STARTING AREA.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ta1</text:p>
          </table:table-cell>
          <table:table-cell table:number-columns-repeated="2" office:value-type="string" calcext:value-type="string">
            <text:p>"eL JUEGO SE PARECE A UNA REGADERA, DE AGUJEROS QUE TIENE" -&lt;color=#FF3B3B&gt; ESGN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2</text:p>
          </table:table-cell>
          <table:table-cell office:value-type="string" calcext:value-type="string">
            <text:p>"ESTE JUEGO ES UN CRITICAL MISS!" - &lt;color=green&gt;playerjamer&lt;/color&gt;</text:p>
          </table:table-cell>
          <table:table-cell office:value-type="string" calcext:value-type="string">
            <text:p>"critical miss" - &lt;color=green&gt;playerjamer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a3</text:p>
          </table:table-cell>
          <table:table-cell table:number-columns-repeated="2" office:value-type="string" calcext:value-type="string">
            <text:p>"los juegos &lt;color=yellow&gt;aaa&lt;/color&gt; estan en otro mundo, este juego tambien!" - jappestore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06:57:00.2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3-04T23:05:37.320000000</dc:date>
    <meta:editing-duration>P4DT5H28M37S</meta:editing-duration>
    <meta:editing-cycles>147</meta:editing-cycles>
    <meta:generator>LibreOffice/6.3.2.2$Windows_X86_64 LibreOffice_project/98b30e735bda24bc04ab42594c85f7fd8be07b9c</meta:generator>
    <meta:document-statistic meta:table-count="1" meta:cell-count="197" meta:object-count="0"/>
  </office:meta>
</office:document-meta>
</file>